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8.309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7.061cm"/>
    </style:style>
    <style:style style:name="co5" style:family="table-column">
      <style:table-column-properties fo:break-before="auto" style:column-width="11.527cm"/>
    </style:style>
    <style:style style:name="co6" style:family="table-column">
      <style:table-column-properties fo:break-before="auto" style:column-width="13.053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don-edge-rpi-i2s-pmo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rdi/Kicad/a_Neptuno/MIDI_I2S_SBC_Pmod_Edge_Interface_GITHUB/addon-edge-rpi-i2s-pmod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6 Mar 2022 23:13:06 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0-d3dd2cf0fa~116~ubuntu20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1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T2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GE1</text:p>
          </table:table-cell>
          <table:table-cell office:value-type="string" calcext:value-type="string">
            <text:p>ZXSP_ED2X28_SPE_SOL_EDGE</text:p>
          </table:table-cell>
          <table:table-cell office:value-type="string" calcext:value-type="string">
            <text:p>gomaDOSzero-eagle-import:ZXSP_ED2X28_SPE_SOL_EDGE</text:p>
          </table:table-cell>
          <table:table-cell office:value-type="string" calcext:value-type="string">
            <text:p>gomaDOSzero:2X28_SPE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UDA133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PCM510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gomaDOSzero:I2C_DISPLAY_MULTI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2x01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2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4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S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S2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I1</text:p>
          </table:table-cell>
          <table:table-cell office:value-type="string" calcext:value-type="string">
            <text:p>RASPBERRYPI_BPLUS_BONNETNODIM</text:p>
          </table:table-cell>
          <table:table-cell office:value-type="string" calcext:value-type="string">
            <text:p>gomaDOSzero-eagle-import:RASPBERRYPI_BPLUS_BONNETNODIM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1, BUT2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Switch:SW_DIP_x01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1</text:p>
          </table:table-cell>
          <table:table-cell office:value-type="string" calcext:value-type="string">
            <text:p>ZXSP_ED2X28_SPE_SOL_EDGE</text:p>
          </table:table-cell>
          <table:table-cell office:value-type="string" calcext:value-type="string">
            <text:p>gomaDOSzero-eagle-import:ZXSP_ED2X28_SPE_SOL_EDGE</text:p>
          </table:table-cell>
          <table:table-cell office:value-type="string" calcext:value-type="string">
            <text:p>gomaDOSzero:2X28_SPE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2x06_P2.54mm_Vertic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Connector_Generic:Conn_02x06_Top_Bottom</text:p>
          </table:table-cell>
          <table:table-cell office:value-type="string" calcext:value-type="string">
            <text:p>gomaDOSzero:PMOD_Female_Horizontal_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UDA133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gomaDOSzero:PCM510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gomaDOSzero:I2C_DISPLAY_MULTI2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2x01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P11, JP21, JP22, JP23, JP41, JP42, JP43, JP44, JP4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PinHeader_2.54mm:PinHeader_1x03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S1, JPS2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_NumberLabels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I1</text:p>
          </table:table-cell>
          <table:table-cell office:value-type="string" calcext:value-type="string">
            <text:p>RASPBERRYPI_BPLUS_BONNETNODIM</text:p>
          </table:table-cell>
          <table:table-cell office:value-type="string" calcext:value-type="string">
            <text:p>gomaDOSzero-eagle-import:RASPBERRYPI_BPLUS_BONNETNODIM</text:p>
          </table:table-cell>
          <table:table-cell office:value-type="string" calcext:value-type="string">
            <text:p>Connector_PinSocket_2.54mm:PinSocket_2x20_P2.54mm_Vertic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344" meta:object-count="0"/>
    <meta:generator>LibreOffice/6.4.7.2$Linux_X86_64 LibreOffice_project/40$Build-2</meta:generator>
  </office:meta>
</office:document-meta>
</file>